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 fo:padding="0.0291in" fo:border-left="none" fo:border-right="none" fo:border-top="none" fo:border-bottom="0.0008in solid #000000" style:join-border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100%" fo:text-align="end" style:justify-single-word="false" fo:padding="0.0291in" fo:border-left="none" fo:border-right="none" fo:border-top="none" fo:border-bottom="0.0008in solid #000000" style:join-border="false"/>
    </style:style>
    <style:style style:name="T1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eveland Express</text:p>
      <text:p text:style-name="P2">Real-Time Embedded Systems</text:p>
      <text:p text:style-name="P2">Dr. McCormick</text:p>
      <text:p text:style-name="P2">March 29, 2011</text:p>
      <text:p text:style-name="P5">Author: Andrew Schutt</text:p>
      <text:p text:style-name="P1"/>
      <text:p text:style-name="P4"><text:s/>Turnouts Test Plan</text:p>
      <text:p text:style-name="P1"/>
      <text:p text:style-name="P3">This test program will loop through all turnouts and attempt to first set them to the right. <text:s/>It will detect failures and produce callbacks as failures. <text:s/>Next the program will loop through all turnouts again attempt to set all turnouts to the left. <text:s/>Any failures detected will produce the callback and attempt to correct the turno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w Schutt</meta:initial-creator>
    <meta:creation-date>2011-05-09T23:02:50</meta:creation-date>
    <dc:creator>Andrew Schutt</dc:creator>
    <dc:date>2011-05-10T06:16:42</dc:date>
    <meta:editing-cycles>2</meta:editing-cycles>
    <meta:editing-duration>PT7H13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73" meta:character-count="443"/>
  </office:meta>
</office:document-meta>
</file>